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18b114" officeooo:paragraph-rsid="0018b114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9f49f" officeooo:paragraph-rsid="0019f49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8b114" officeooo:paragraph-rsid="0018b114" style:font-size-asian="28pt" style:font-weight-asian="bold" style:font-size-complex="28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bold" officeooo:rsid="0019f49f" officeooo:paragraph-rsid="0019f49f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bold" officeooo:rsid="0019f49f" officeooo:paragraph-rsid="001ddaf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9f49f" officeooo:paragraph-rsid="0019f49f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officeooo:rsid="001d0379" officeooo:paragraph-rsid="001d0379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bold" officeooo:rsid="001ddafc" officeooo:paragraph-rsid="001ddaf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258ef" officeooo:paragraph-rsid="002258e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paragraph-rsid="002258ef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3420b" officeooo:paragraph-rsid="0023420b"/>
    </style:style>
    <style:style style:name="T1" style:family="text">
      <style:text-properties officeooo:rsid="001d0379"/>
    </style:style>
    <style:style style:name="T2" style:family="text">
      <style:text-properties officeooo:rsid="00207a45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9.75pt" fo:font-style="normal" style:text-underline-style="none" style:text-blinking="false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style:text-blinking="false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3420b" style:text-blinking="false" style:font-size-asian="12pt" style:font-weight-asian="bold" style:font-size-complex="12pt" style:font-weight-complex="bold"/>
    </style:style>
    <style:style style:name="T8" style:family="text">
      <style:text-properties officeooo:rsid="002258ef" style:font-size-asian="10.5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ope:-</text:p>
      <text:p text:style-name="P3"/>
      <text:list xml:id="list7325686930815700545" text:style-name="L1">
        <text:list-item>
          <text:p text:style-name="P4">To Store <text:span text:style-name="T1">and process data on cloud.</text:span></text:p>
        </text:list-item>
      </text:list>
      <text:p text:style-name="P2"/>
      <text:list xml:id="list163147254064398" text:continue-numbering="true" text:style-name="L1">
        <text:list-item>
          <text:p text:style-name="P7">To provide IOT getway for machine to machine comunication.</text:p>
          <text:p text:style-name="P5"/>
        </text:list-item>
        <text:list-item>
          <text:p text:style-name="P8">Database management system for doctors.</text:p>
          <text:p text:style-name="P8"/>
        </text:list-item>
        <text:list-item>
          <text:p text:style-name="P8">Database management system for patient.</text:p>
          <text:p text:style-name="P4"/>
        </text:list-item>
        <text:list-item>
          <text:p text:style-name="P4">Which type of services <text:s/><text:span text:style-name="T2">and data formation at both end.</text:span></text:p>
          <text:p text:style-name="P4"/>
        </text:list-item>
        <text:list-item>
          <text:p text:style-name="P4">Master Admin that manage getway and servers.</text:p>
        </text:list-item>
      </text:list>
      <text:p text:style-name="P2"/>
      <text:p text:style-name="P2"/>
      <text:p text:style-name="P2"/>
      <text:p text:style-name="P9">TEAM MEMBERS:-</text:p>
      <text:p text:style-name="P9">1)Bhavik Bhansali</text:p>
      <text:p text:style-name="P9">2)Deep Shah</text:p>
      <text:p text:style-name="P9">3)Sandip Moradiya</text:p>
      <text:p text:style-name="P9">4)Dhruv Shah</text:p>
      <text:p text:style-name="P10"><text:span text:style-name="T8">5)</text:span><text:span text:style-name="T6">Milee Hirapara</text:span></text:p>
      <text:p text:style-name="P11"><text:span text:style-name="T7">6</text:span><text:span text:style-name="T6">)Vijay Patidar</text:span></text:p>
      <text:list xml:id="list163146049667791" text:continue-numbering="true" text:style-name="L1">
        <text:list-header>
          <text:p text:style-name="P4"/>
        </text:list-header>
      </text:list>
      <text:p text:style-name="P2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5:41:27.995546200</meta:creation-date>
    <dc:date>2017-02-08T16:31:45.387833378</dc:date>
    <meta:editing-duration>PT27M41S</meta:editing-duration>
    <meta:editing-cycles>12</meta:editing-cycles>
    <meta:generator>LibreOffice/4.3.7.2$Linux_X86_64 LibreOffice_project/430m0$Build-2</meta:generator>
    <meta:document-statistic meta:table-count="0" meta:image-count="0" meta:object-count="0" meta:page-count="1" meta:paragraph-count="19" meta:word-count="69" meta:character-count="390" meta:non-whitespace-character-count="345"/>
  </office:meta>
</office:document-meta>
</file>